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1" svg:font-family="'Liberation Sans'" style:font-family-generic="modern" style:font-pitch="variable"/>
    <style:font-face style:name="Meiryo UI" svg:font-family="'Meiryo UI'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47cm" fo:min-width="2.67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214cm" fo:min-width="3.818cm"/>
      <style:paragraph-properties style:writing-mode="lr-tb"/>
    </style:style>
    <style:style style:name="gr3" style:family="graphic" style:parent-style-name="objectwithoutfill">
      <style:graphic-properties draw:marker-end="CF_20_Many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9cm" fo:min-width="2.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9cm" fo:min-width="0.874cm"/>
      <style:paragraph-properties style:writing-mode="lr-tb"/>
    </style:style>
    <style:style style:name="gr7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9cm" fo:min-width="2.25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9cm" fo:min-width="3.704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25cm" fo:min-width="1.3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25cm" fo:min-width="1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25cm" fo:min-width="1.9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25cm" fo:min-width="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4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9cm" fo:min-width="1.32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9cm" fo:min-width="2.495cm"/>
      <style:paragraph-properties style:writing-mode="lr-tb"/>
    </style:style>
    <style:style style:name="gr18" style:family="graphic" style:parent-style-name="standard">
      <style:graphic-properties svg:stroke-width="0.028cm" draw:marker-start-width="0.242cm" draw:marker-end-width="0.242cm" draw:fill="none" draw:textarea-horizontal-align="justify" draw:textarea-vertical-align="middle" draw:auto-grow-height="false" fo:min-height="7.222cm" fo:min-width="16.672cm" fo:padding-top="0.139cm" fo:padding-bottom="0.139cm" fo:padding-left="0.264cm" fo:padding-right="0.26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9cm" fo:min-width="6.823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258cm" fo:min-width="0.26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9cm" fo:min-width="5.67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05cm" fo:min-width="18.11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Meiryo UI" fo:font-size="12pt" style:font-size-asian="14pt" style:font-size-complex="14pt"/>
    </style:style>
    <style:style style:name="P3" style:family="paragraph">
      <style:paragraph-properties fo:text-align="center"/>
      <style:text-properties style:font-name="Meiryo UI"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style:font-name="Meiryo UI" fo:font-size="12pt" style:font-name-asian="Meiryo UI" style:font-size-asian="12pt" style:font-size-complex="12pt"/>
    </style:style>
    <style:style style:name="P6" style:family="paragraph">
      <style:paragraph-properties fo:text-align="center"/>
      <style:text-properties style:font-name="Meiryo UI" fo:font-size="12pt"/>
    </style:style>
    <style:style style:name="P7" style:family="paragraph">
      <style:paragraph-properties fo:text-align="center"/>
      <style:text-properties style:font-name="Meiryo UI" fo:font-size="12pt" style:font-name-asian="Meiryo UI" style:font-size-asian="12pt" style:font-size-complex="12pt"/>
    </style:style>
    <style:style style:name="P8" style:family="paragraph">
      <loext:graphic-properties draw:fill="none" draw:fill-color="#ffffff"/>
      <style:text-properties fo:font-size="12pt"/>
    </style:style>
    <style:style style:name="T1" style:family="text">
      <style:text-properties style:font-name="Meiryo UI" fo:font-size="12pt" style:font-size-asian="14pt" style:font-size-complex="14pt"/>
    </style:style>
    <style:style style:name="T2" style:family="text">
      <style:text-properties style:font-name="Meiryo UI" fo:font-size="12pt" style:font-size-asian="12pt" style:font-size-complex="12pt"/>
    </style:style>
    <style:style style:name="T3" style:family="text">
      <style:text-properties style:font-name="Meiryo UI" fo:font-size="12pt" style:font-name-asian="Meiryo UI" style:font-size-asian="12pt" style:font-size-complex="12pt"/>
    </style:style>
    <style:style style:name="T4" style:family="text">
      <style:text-properties style:font-name="Meiryo UI" fo:font-size="12pt"/>
    </style:style>
    <style:style style:name="T5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.175cm" svg:height="1.397cm" svg:x="5.825cm" svg:y="3.488cm">
          <text:p text:style-name="P1"><text:span text:style-name="T1">コントローラ</text:span></text:p>
          <text:p text:style-name="P1"><text:span text:style-name="T1">Atmega32u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4.318cm" svg:height="1.464cm" svg:x="10.312cm" svg:y="3.454cm">
          <text:p text:style-name="P1"><text:span text:style-name="T2">LoRa</text:span><text:span text:style-name="T2">トランシーバ</text:span><text:span text:style-name="T2">IC</text:span></text:p>
          <text:p text:style-name="P1"><text:span text:style-name="T2">Ra-02(SX1278)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line-skew="0.675cm" svg:x1="14.63cm" svg:y1="4.186cm" svg:x2="16.969cm" svg:y2="2.389cm" draw:start-shape="id1" svg:d="M14630 4186h2095v-1797h244" svg:viewBox="0 0 2340 1798">
          <text:p/>
        </draw:connector>
        <draw:custom-shape draw:style-name="gr4" draw:text-style-name="P1" draw:layer="layout" svg:width="0.762cm" svg:height="0.508cm" svg:x="16.375cm" svg:y="2.216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5" draw:layer="layout" svg:width="2.7cm" svg:height="0.789cm" svg:x="14.678cm" svg:y="4.256cm">
          <draw:text-box>
            <text:p><text:span text:style-name="T3">430MHz</text:span><text:span text:style-name="T3">帯</text:span></text:p>
          </draw:text-box>
        </draw:frame>
        <draw:frame draw:style-name="gr6" draw:text-style-name="P5" draw:layer="layout" svg:width="1.374cm" svg:height="0.789cm" svg:x="17.223cm" svg:y="2.116cm">
          <draw:text-box>
            <text:p><text:span text:style-name="T3">ANT</text:span></text:p>
          </draw:text-box>
        </draw:frame>
        <draw:connector draw:style-name="gr7" draw:text-style-name="P4" draw:layer="layout" svg:x1="9cm" svg:y1="4.186cm" svg:x2="10.312cm" svg:y2="4.186cm" draw:start-shape="id2" draw:end-shape="id1" draw:end-glue-point="3" svg:d="M9000 4186h1312" svg:viewBox="0 0 1313 1">
          <text:p/>
        </draw:connector>
        <draw:line draw:style-name="gr8" draw:text-style-name="P4" draw:layer="layout" svg:x1="3.5cm" svg:y1="4.2cm" svg:x2="5.9cm" svg:y2="4.2cm">
          <text:p/>
        </draw:line>
        <draw:frame draw:style-name="gr9" draw:text-style-name="P5" draw:layer="layout" svg:width="2.758cm" svg:height="0.789cm" svg:x="2.8cm" svg:y="3.511cm">
          <draw:text-box>
            <text:p><text:span text:style-name="T3">シリアルポート</text:span></text:p>
          </draw:text-box>
        </draw:frame>
        <draw:frame draw:style-name="gr10" draw:text-style-name="P5" draw:layer="layout" svg:width="4.204cm" svg:height="0.789cm" svg:x="1.011cm" svg:y="1.011cm">
          <draw:text-box>
            <text:p><text:span text:style-name="T3">第</text:span><text:span text:style-name="T3">xx</text:span><text:span text:style-name="T3">送信機系統図</text:span></text:p>
          </draw:text-box>
        </draw:frame>
        <draw:custom-shape draw:style-name="gr11" draw:text-style-name="P6" xml:id="id3" draw:id="id3" draw:layer="layout" svg:width="1.8cm" svg:height="1.5cm" svg:x="5.208cm" svg:y="7.119cm">
          <text:p text:style-name="P1"><text:span text:style-name="T4">SPI-IF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4" draw:id="id4" draw:layer="layout" svg:width="1.8cm" svg:height="1.5cm" svg:x="8.308cm" svg:y="7.119cm">
          <text:p text:style-name="P1"><text:span text:style-name="T3">設定</text:span></text:p>
          <text:p text:style-name="P1"><text:span text:style-name="T3">レジスタ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xml:id="id5" draw:id="id5" draw:layer="layout" svg:width="1.8cm" svg:height="1.5cm" svg:x="11.208cm" svg:y="7.119cm">
          <text:p text:style-name="P1"><text:span text:style-name="T4">FIFO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6" draw:id="id6" draw:layer="layout" svg:width="1.8cm" svg:height="1.5cm" svg:x="14.108cm" svg:y="7.119cm">
          <text:p text:style-name="P1"><text:span text:style-name="T3">LoRa</text:span></text:p>
          <text:p text:style-name="P1"><text:span text:style-name="T3">変調器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xml:id="id7" draw:id="id7" draw:layer="layout" svg:width="1.5cm" svg:height="1.5cm" svg:x="16.908cm" svg:y="7.119cm">
          <text:p text:style-name="P1"><text:span text:style-name="T4">LPF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xml:id="id8" draw:id="id8" draw:layer="layout" svg:width="2.4cm" svg:height="1.5cm" svg:x="5.108cm" svg:y="9.894cm">
          <text:p text:style-name="P1"><text:span text:style-name="T3">フラクショナル</text:span></text:p>
          <text:p text:style-name="P1"><text:span text:style-name="T3">PLL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xml:id="id9" draw:id="id9" draw:layer="layout" svg:width="2.5cm" svg:height="1.5cm" svg:x="8.708cm" svg:y="9.894cm">
          <text:p text:style-name="P1"><text:span text:style-name="T3">LowBand</text:span></text:p>
          <text:p text:style-name="P1"><text:span text:style-name="T3">電力増幅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1.8cm" svg:height="1.5cm" svg:x="5.408cm" svg:y="11.844cm">
          <text:p text:style-name="P1"><text:span text:style-name="T4">X’tal</text:span></text:p>
          <text:p text:style-name="P1"><text:span text:style-name="T4">OSC</text:span></text:p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1.844cm" svg:height="0.725cm" svg:x="5.408cm" svg:y="13.294cm">
          <draw:text-box>
            <text:p><text:span text:style-name="T5">32MHz</text:span></text:p>
          </draw:text-box>
        </draw:frame>
        <draw:connector draw:style-name="gr8" draw:text-style-name="P4" draw:layer="layout" svg:x1="7.008cm" svg:y1="7.869cm" svg:x2="8.308cm" svg:y2="7.869cm" draw:start-shape="id3" draw:end-shape="id4" draw:end-glue-point="3" svg:d="M7008 7869h1300" svg:viewBox="0 0 1301 1">
          <text:p/>
        </draw:connector>
        <draw:connector draw:style-name="gr8" draw:text-style-name="P4" draw:layer="layout" svg:x1="10.108cm" svg:y1="7.869cm" svg:x2="11.208cm" svg:y2="7.869cm" draw:start-shape="id4" draw:end-shape="id5" draw:end-glue-point="3" svg:d="M10108 7869h1100" svg:viewBox="0 0 1101 1">
          <text:p/>
        </draw:connector>
        <draw:connector draw:style-name="gr8" draw:text-style-name="P4" draw:layer="layout" svg:x1="13.008cm" svg:y1="7.869cm" svg:x2="14.108cm" svg:y2="7.869cm" draw:start-shape="id5" draw:end-shape="id6" svg:d="M13008 7869h1100" svg:viewBox="0 0 1101 1">
          <text:p/>
        </draw:connector>
        <draw:connector draw:style-name="gr8" draw:text-style-name="P4" draw:layer="layout" svg:x1="15.908cm" svg:y1="7.869cm" svg:x2="16.908cm" svg:y2="7.869cm" draw:start-shape="id6" draw:start-glue-point="1" draw:end-shape="id7" svg:d="M15908 7869h1000" svg:viewBox="0 0 1001 1">
          <text:p/>
        </draw:connector>
        <draw:connector draw:style-name="gr8" draw:text-style-name="P4" draw:layer="layout" svg:x1="18.408cm" svg:y1="7.869cm" svg:x2="5.108cm" svg:y2="10.644cm" draw:start-shape="id7" draw:start-glue-point="1" draw:end-shape="id8" draw:end-glue-point="3" svg:d="M18408 7869h501v1388h-14302v1387h501" svg:viewBox="0 0 14303 2776">
          <text:p/>
        </draw:connector>
        <draw:connector draw:style-name="gr8" draw:text-style-name="P4" draw:layer="layout" svg:x1="7.508cm" svg:y1="10.644cm" svg:x2="8.708cm" svg:y2="10.644cm" draw:start-shape="id8" draw:end-shape="id9" svg:d="M7508 10644h1200" svg:viewBox="0 0 1201 1">
          <text:p/>
        </draw:connector>
        <draw:line draw:style-name="gr8" draw:text-style-name="P4" draw:layer="layout" svg:x1="11.208cm" svg:y1="10.594cm" svg:x2="12.808cm" svg:y2="10.594cm">
          <text:p/>
        </draw:line>
        <draw:frame draw:style-name="gr16" draw:text-style-name="P5" draw:layer="layout" svg:width="1.828cm" svg:height="0.789cm" svg:x="12.708cm" svg:y="10.194cm">
          <draw:text-box>
            <text:p><text:span text:style-name="T3">ANT</text:span><text:span text:style-name="T3">へ</text:span></text:p>
          </draw:text-box>
        </draw:frame>
        <draw:line draw:style-name="gr8" draw:text-style-name="P4" draw:layer="layout" svg:x1="3.608cm" svg:y1="7.894cm" svg:x2="5.208cm" svg:y2="7.894cm">
          <text:p/>
        </draw:line>
        <draw:frame draw:style-name="gr17" draw:text-style-name="P5" draw:layer="layout" svg:width="2.995cm" svg:height="0.789cm" svg:x="2.213cm" svg:y="7.205cm">
          <draw:text-box>
            <text:p><text:span text:style-name="T3">コントローラから</text:span></text:p>
          </draw:text-box>
        </draw:frame>
        <draw:custom-shape draw:style-name="gr18" draw:text-style-name="P4" draw:layer="layout" svg:width="17.2cm" svg:height="7.5cm" svg:x="2.308cm" svg:y="6.494cm">
          <text:p/>
          <draw:enhanced-geometry svg:viewBox="0 0 21600 21600" draw:type="rectangle" draw:enhanced-path="M 0 0 L 21600 0 21600 21600 0 21600 0 0 Z N"/>
        </draw:custom-shape>
        <draw:frame draw:style-name="gr19" draw:text-style-name="P5" draw:layer="layout" svg:width="7.323cm" svg:height="0.789cm" svg:x="12.18cm" svg:y="13.094cm">
          <draw:text-box>
            <text:p><text:span text:style-name="T3">LoRa</text:span><text:span text:style-name="T3">トランシーバ内部の送信機系統図</text:span></text:p>
          </draw:text-box>
        </draw:frame>
      </draw:page>
      <draw:page draw:name="page2" draw:style-name="dp1" draw:master-page-name="Default">
        <draw:custom-shape draw:style-name="gr1" draw:text-style-name="P2" xml:id="id11" draw:id="id11" draw:layer="layout" svg:width="3.175cm" svg:height="1.397cm" svg:x="5.825cm" svg:y="3.488cm">
          <text:p text:style-name="P1"><text:span text:style-name="T1">コントローラ</text:span></text:p>
          <text:p text:style-name="P1"><text:span text:style-name="T1">Atmega32u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0" draw:id="id10" draw:layer="layout" svg:width="4.318cm" svg:height="1.464cm" svg:x="10.312cm" svg:y="3.454cm">
          <text:p text:style-name="P1"><text:span text:style-name="T2">LoRa</text:span><text:span text:style-name="T2">トランシーバ</text:span><text:span text:style-name="T2">IC</text:span></text:p>
          <text:p text:style-name="P1"><text:span text:style-name="T2">Ra-02(SX1278)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line-skew="0.675cm" svg:x1="14.63cm" svg:y1="4.186cm" svg:x2="16.969cm" svg:y2="2.389cm" draw:start-shape="id10" svg:d="M14630 4186h2095v-1797h244" svg:viewBox="0 0 2340 1798">
          <text:p/>
        </draw:connector>
        <draw:custom-shape draw:style-name="gr20" draw:text-style-name="P1" draw:layer="layout" svg:width="0.762cm" svg:height="0.508cm" svg:x="16.375cm" svg:y="2.216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5" draw:layer="layout" svg:width="2.7cm" svg:height="0.789cm" svg:x="14.678cm" svg:y="4.256cm">
          <draw:text-box>
            <text:p><text:span text:style-name="T3">430MHz</text:span><text:span text:style-name="T3">帯</text:span></text:p>
          </draw:text-box>
        </draw:frame>
        <draw:frame draw:style-name="gr6" draw:text-style-name="P5" draw:layer="layout" svg:width="1.374cm" svg:height="0.789cm" svg:x="17.223cm" svg:y="2.116cm">
          <draw:text-box>
            <text:p><text:span text:style-name="T3">ANT</text:span></text:p>
          </draw:text-box>
        </draw:frame>
        <draw:connector draw:style-name="gr7" draw:text-style-name="P4" draw:layer="layout" svg:x1="9cm" svg:y1="4.186cm" svg:x2="10.312cm" svg:y2="4.186cm" draw:start-shape="id11" draw:end-shape="id10" draw:end-glue-point="3" svg:d="M9000 4186h1312" svg:viewBox="0 0 1313 1">
          <text:p/>
        </draw:connector>
        <draw:line draw:style-name="gr8" draw:text-style-name="P4" draw:layer="layout" svg:x1="3.5cm" svg:y1="4.2cm" svg:x2="5.9cm" svg:y2="4.2cm">
          <text:p/>
        </draw:line>
        <draw:frame draw:style-name="gr9" draw:text-style-name="P5" draw:layer="layout" svg:width="2.758cm" svg:height="0.789cm" svg:x="2.8cm" svg:y="3.511cm">
          <draw:text-box>
            <text:p><text:span text:style-name="T3">シリアルポート</text:span></text:p>
          </draw:text-box>
        </draw:frame>
        <draw:custom-shape draw:style-name="gr11" draw:text-style-name="P6" xml:id="id12" draw:id="id12" draw:layer="layout" svg:width="1.8cm" svg:height="1.5cm" svg:x="5.2cm" svg:y="11.625cm">
          <text:p text:style-name="P1"><text:span text:style-name="T4">SPI-IF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13" draw:id="id13" draw:layer="layout" svg:width="1.8cm" svg:height="1.5cm" svg:x="8.3cm" svg:y="11.625cm">
          <text:p text:style-name="P1"><text:span text:style-name="T3">設定</text:span></text:p>
          <text:p text:style-name="P1"><text:span text:style-name="T3">レジスタ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xml:id="id14" draw:id="id14" draw:layer="layout" svg:width="1.8cm" svg:height="1.5cm" svg:x="11.2cm" svg:y="11.625cm">
          <text:p text:style-name="P1"><text:span text:style-name="T4">FIFO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15" draw:id="id15" draw:layer="layout" svg:width="1.8cm" svg:height="1.5cm" svg:x="14.1cm" svg:y="11.625cm">
          <text:p text:style-name="P1"><text:span text:style-name="T3">LoRa</text:span></text:p>
          <text:p text:style-name="P1"><text:span text:style-name="T3">変調器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xml:id="id16" draw:id="id16" draw:layer="layout" svg:width="1.5cm" svg:height="1.5cm" svg:x="16.9cm" svg:y="11.625cm">
          <text:p text:style-name="P1"><text:span text:style-name="T4">LPF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xml:id="id17" draw:id="id17" draw:layer="layout" svg:width="2.4cm" svg:height="1.5cm" svg:x="5.1cm" svg:y="14.4cm">
          <text:p text:style-name="P1"><text:span text:style-name="T3">フラクショナル</text:span></text:p>
          <text:p text:style-name="P1"><text:span text:style-name="T3">PLL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xml:id="id18" draw:id="id18" draw:layer="layout" svg:width="2.5cm" svg:height="1.5cm" svg:x="8.7cm" svg:y="14.4cm">
          <text:p text:style-name="P1"><text:span text:style-name="T3">LowBand</text:span></text:p>
          <text:p text:style-name="P1"><text:span text:style-name="T3">電力増幅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1.8cm" svg:height="1.5cm" svg:x="5.4cm" svg:y="16.35cm">
          <text:p text:style-name="P1"><text:span text:style-name="T4">X’tal</text:span></text:p>
          <text:p text:style-name="P1"><text:span text:style-name="T4">OSC</text:span></text:p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1.844cm" svg:height="0.725cm" svg:x="5.4cm" svg:y="17.8cm">
          <draw:text-box>
            <text:p><text:span text:style-name="T5">32MHz</text:span></text:p>
          </draw:text-box>
        </draw:frame>
        <draw:connector draw:style-name="gr8" draw:text-style-name="P4" draw:layer="layout" svg:x1="7cm" svg:y1="12.375cm" svg:x2="8.3cm" svg:y2="12.375cm" draw:start-shape="id12" draw:end-shape="id13" draw:end-glue-point="3" svg:d="M7000 12375h1300" svg:viewBox="0 0 1301 1">
          <text:p/>
        </draw:connector>
        <draw:connector draw:style-name="gr8" draw:text-style-name="P4" draw:layer="layout" svg:x1="10.1cm" svg:y1="12.375cm" svg:x2="11.2cm" svg:y2="12.375cm" draw:start-shape="id13" draw:end-shape="id14" draw:end-glue-point="3" svg:d="M10100 12375h1100" svg:viewBox="0 0 1101 1">
          <text:p/>
        </draw:connector>
        <draw:connector draw:style-name="gr8" draw:text-style-name="P4" draw:layer="layout" svg:x1="13cm" svg:y1="12.375cm" svg:x2="14.1cm" svg:y2="12.375cm" draw:start-shape="id14" draw:end-shape="id15" svg:d="M13000 12375h1100" svg:viewBox="0 0 1101 1">
          <text:p/>
        </draw:connector>
        <draw:connector draw:style-name="gr8" draw:text-style-name="P4" draw:layer="layout" svg:x1="15.9cm" svg:y1="12.375cm" svg:x2="16.9cm" svg:y2="12.375cm" draw:start-shape="id15" draw:start-glue-point="1" draw:end-shape="id16" svg:d="M15900 12375h1000" svg:viewBox="0 0 1001 1">
          <text:p/>
        </draw:connector>
        <draw:connector draw:style-name="gr8" draw:text-style-name="P4" draw:layer="layout" svg:x1="18.4cm" svg:y1="12.375cm" svg:x2="5.1cm" svg:y2="15.15cm" draw:start-shape="id16" draw:start-glue-point="1" draw:end-shape="id17" draw:end-glue-point="3" svg:d="M18400 12375h501v1388h-14302v1387h501" svg:viewBox="0 0 14303 2776">
          <text:p/>
        </draw:connector>
        <draw:connector draw:style-name="gr8" draw:text-style-name="P4" draw:layer="layout" svg:x1="7.5cm" svg:y1="15.15cm" svg:x2="8.7cm" svg:y2="15.15cm" draw:start-shape="id17" draw:end-shape="id18" svg:d="M7500 15150h1200" svg:viewBox="0 0 1201 1">
          <text:p/>
        </draw:connector>
        <draw:line draw:style-name="gr8" draw:text-style-name="P4" draw:layer="layout" svg:x1="11.2cm" svg:y1="15.1cm" svg:x2="12.8cm" svg:y2="15.1cm">
          <text:p/>
        </draw:line>
        <draw:frame draw:style-name="gr16" draw:text-style-name="P5" draw:layer="layout" svg:width="1.828cm" svg:height="0.789cm" svg:x="12.7cm" svg:y="14.7cm">
          <draw:text-box>
            <text:p><text:span text:style-name="T3">ANT</text:span><text:span text:style-name="T3">へ</text:span></text:p>
          </draw:text-box>
        </draw:frame>
        <draw:line draw:style-name="gr8" draw:text-style-name="P4" draw:layer="layout" svg:x1="3.6cm" svg:y1="12.4cm" svg:x2="5.2cm" svg:y2="12.4cm">
          <text:p/>
        </draw:line>
        <draw:frame draw:style-name="gr17" draw:text-style-name="P5" draw:layer="layout" svg:width="2.995cm" svg:height="0.789cm" svg:x="2.205cm" svg:y="11.711cm">
          <draw:text-box>
            <text:p><text:span text:style-name="T3">コントローラから</text:span></text:p>
          </draw:text-box>
        </draw:frame>
        <draw:custom-shape draw:style-name="gr18" draw:text-style-name="P4" draw:layer="layout" svg:width="17.2cm" svg:height="7.5cm" svg:x="2.3cm" svg:y="11cm">
          <text:p/>
          <draw:enhanced-geometry svg:viewBox="0 0 21600 21600" draw:type="rectangle" draw:enhanced-path="M 0 0 L 21600 0 21600 21600 0 21600 0 0 Z N"/>
        </draw:custom-shape>
        <draw:frame draw:style-name="gr19" draw:text-style-name="P5" draw:layer="layout" svg:width="7.323cm" svg:height="0.789cm" svg:x="12.172cm" svg:y="17.6cm">
          <draw:text-box>
            <text:p><text:span text:style-name="T3">LoRa</text:span><text:span text:style-name="T3">トランシーバ内部の送信機系統図</text:span></text:p>
          </draw:text-box>
        </draw:frame>
        <draw:frame draw:style-name="gr21" draw:text-style-name="P5" draw:layer="layout" svg:width="6.177cm" svg:height="0.789cm" svg:x="0.9cm" svg:y="1.011cm">
          <draw:text-box>
            <text:p><text:span text:style-name="T3">第</text:span><text:span text:style-name="T3">xx</text:span><text:span text:style-name="T3">送信機系統図　詳細説明</text:span></text:p>
          </draw:text-box>
        </draw:frame>
        <draw:frame draw:style-name="gr22" draw:text-style-name="P5" draw:layer="layout" svg:width="18.612cm" svg:height="4.555cm" svg:x="2.204cm" svg:y="6.6cm">
          <draw:text-box>
            <text:p><text:span text:style-name="T3">・コントローラ</text:span><text:span text:style-name="T3">Atmega32ut</text:span><text:span text:style-name="T3">は</text:span><text:span text:style-name="T3">LoRa</text:span><text:span text:style-name="T3">トランシーバ</text:span><text:span text:style-name="T3">IC</text:span><text:span text:style-name="T3">の周波数・拡散係数等を制御し</text:span></text:p>
            <text:p><text:span text:style-name="T3">　シリアルポートに接続されたパーソナルコンピュータとの電文のやり取りを行う。</text:span></text:p>
            <text:p><text:span text:style-name="T3">・発射する周波数範囲はアマチュア無線バンド</text:span><text:span text:style-name="T3">(433MHz</text:span><text:span text:style-name="T3">帯）を逸脱しないよう制御されている。</text:span></text:p>
            <text:p><text:span text:style-name="T3">・</text:span><text:span text:style-name="T3">LoRa</text:span><text:span text:style-name="T3">変調するパケットのペイロードには以下のいずれかを含み暗号化は行わない。</text:span><text:span text:style-name="T3"><text:line-break/></text:span><text:span text:style-name="T3">　①自局コールサインを含む平文</text:span><text:span text:style-name="T3">(</text:span><text:span text:style-name="T3">コード体系は</text:span><text:span text:style-name="T3">ASCII/UTF8</text:span><text:span text:style-name="T3">を使用</text:span><text:span text:style-name="T3">)</text:span><text:span text:style-name="T3"><text:line-break/></text:span><text:span text:style-name="T3">　②</text:span><text:span text:style-name="T3">AX.25</text:span><text:span text:style-name="T3">仕様準拠のパケット（自局コールサイン含む）</text:span></text:p>
            <text:p><text:span text:style-name="T3"><text:s/></text:span><text:span text:style-name="T3">詳細については別紙参照</text:span></text:p>
            <text:p><text:span text:style-name="T3">・</text:span><text:span text:style-name="T3">LoRa</text:span><text:span text:style-name="T3">トランシーバ内の送信機系統図は以下の通り。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1" svg:font-family="'Liberation Sans'" style:font-family-generic="modern" style:font-pitch="variable"/>
    <style:font-face style:name="Meiryo UI" svg:font-family="'Meiryo UI'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marker draw:name="CF_20_Many" draw:display-name="CF Many" svg:viewBox="0 0 3000 3000" svg:d="M1500 3000l1500-2789v-211h-114l-1286 2392v-2392h-200v2392l-1286-2392h-114v21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36.093000000</meta:creation-date>
    <meta:generator>LibreOffice/6.4.3.2$Windows_X86_64 LibreOffice_project/747b5d0ebf89f41c860ec2a39efd7cb15b54f2d8</meta:generator>
    <dc:date>2020-07-29T07:26:30.032000000</dc:date>
    <meta:editing-duration>PT31M36S</meta:editing-duration>
    <meta:editing-cycles>8</meta:editing-cycles>
    <meta:document-statistic meta:object-count="63"/>
  </office:meta>
</office:document-meta>
</file>